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riam Mono CLM" svg:font-family="'Miriam Mono CLM'" style:font-pitch="fixed"/>
    <style:font-face style:name="Mitra Mono" svg:font-family="'Mitra Mono'" style:font-pitch="fixed"/>
    <style:font-face style:name="Cousine" svg:font-family="Cousine" style:font-family-generic="modern" style:font-pitch="fixed"/>
    <style:font-face style:name="David CLM" svg:font-family="'David CLM'" style:font-pitch="variable"/>
    <style:font-face style:name="aakar" svg:font-family="aakar" style:font-pitch="variable"/>
    <style:font-face style:name="mry_KacstQurn" svg:font-family="mry_KacstQurn" style:font-pitch="variable"/>
    <style:font-face style:name="msam10" svg:font-family="msam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1.699cm" fo:min-width="2.434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1.698cm" fo:min-width="4.448cm" fo:padding-top="0.151cm" fo:padding-bottom="0.151cm" fo:padding-left="0.276cm" fo:padding-right="0.27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696cm" fo:min-width="4.448cm" fo:padding-top="0.151cm" fo:padding-bottom="0.151cm" fo:padding-left="0.276cm" fo:padding-right="0.276cm"/>
    </style:style>
    <style:style style:name="gr5" style:family="graphic" style:parent-style-name="standard">
      <style:graphic-properties draw:stroke="dash" draw:stroke-dash="Dashed_20__28_var_29_" svg:stroke-width="0.028cm" svg:stroke-color="#ff0000" draw:marker-start-width="0.242cm" draw:marker-end-width="0.242cm" draw:opacity="0%" draw:textarea-horizontal-align="justify" draw:textarea-vertical-align="middle" draw:auto-grow-height="false" fo:min-height="2.498cm" fo:min-width="8.847cm" fo:padding-top="0.139cm" fo:padding-bottom="0.139cm" fo:padding-left="0.264cm" fo:padding-right="0.264cm"/>
    </style:style>
    <style:style style:name="gr6" style:family="graphic" style:parent-style-name="standard">
      <style:graphic-properties draw:stroke="dash" draw:stroke-dash="Dashed_20__28_var_29_" svg:stroke-width="0.028cm" svg:stroke-color="#ff0000" draw:marker-start-width="0.242cm" draw:marker-end-width="0.242cm" draw:opacity="0%" draw:textarea-horizontal-align="justify" draw:textarea-vertical-align="middle" draw:auto-grow-height="false" fo:min-height="9.597cm" fo:min-width="8.847cm" fo:padding-top="0.139cm" fo:padding-bottom="0.139cm" fo:padding-left="0.264cm" fo:padding-right="0.264cm"/>
    </style:style>
    <style:style style:name="P1" style:family="paragraph">
      <style:paragraph-properties fo:text-align="center"/>
      <style:text-properties style:font-name="Miriam Mono CLM" fo:font-weight="bold" style:font-weight-asian="bold" style:font-weight-complex="bold"/>
    </style:style>
    <style:style style:name="P2" style:family="paragraph">
      <loext:graphic-properties draw:opacity="0%"/>
      <style:paragraph-properties fo:text-align="center"/>
      <style:text-properties style:font-name="Miriam Mono CLM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  <style:text-properties style:font-name="Miriam Mono CLM" fo:font-weight="bold" style:font-weight-asian="bold" style:font-weight-complex="bold"/>
    </style:style>
    <style:style style:name="P5" style:family="paragraph">
      <loext:graphic-properties draw:opacity="0%"/>
      <style:paragraph-properties fo:text-align="end"/>
      <style:text-properties style:font-name="Miriam Mono CLM" fo:font-weight="bold" style:font-weight-asian="bold" style:font-weight-complex="bold"/>
    </style:style>
    <style:style style:name="T1" style:family="text">
      <style:text-properties style:font-name="Miriam Mono CLM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5cm" svg:height="2cm" svg:x="6cm" svg:y="1cm">
          <text:p text:style-name="P1"><text:span text:style-name="T1">power on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" draw:text-style-name="P2" xml:id="id2" draw:id="id2" draw:layer="layout" svg:width="5cm" svg:height="2cm" svg:x="6cm" svg:y="4cm">
          <text:p text:style-name="P1"><text:span text:style-name="T1">set pin 13</text:span></text:p>
          <text:p text:style-name="P1"><text:span text:style-name="T1">as OUTPU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8.5cm" svg:y1="3cm" svg:x2="8.5cm" svg:y2="4cm" draw:start-shape="id1" draw:start-glue-point="6" draw:end-shape="id2" draw:end-glue-point="4" svg:d="M8500 3000v1000" svg:viewBox="0 0 1 1001">
          <text:p/>
        </draw:connector>
        <draw:custom-shape draw:style-name="gr2" draw:text-style-name="P2" xml:id="id3" draw:id="id3" draw:layer="layout" svg:width="5cm" svg:height="2cm" svg:x="6.001cm" svg:y="7.001cm">
          <text:p text:style-name="P1"><text:span text:style-name="T1">turn ON </text:span></text:p>
          <text:p text:style-name="P1"><text:span text:style-name="T1">the l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4" draw:id="id4" draw:layer="layout" svg:width="5cm" svg:height="0.998cm" svg:x="6.002cm" svg:y="10.002cm">
          <text:p text:style-name="P1"><text:span text:style-name="T1">wait 1 se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5" draw:id="id5" draw:layer="layout" svg:width="5cm" svg:height="2cm" svg:x="6.003cm" svg:y="12.003cm">
          <text:p text:style-name="P1"><text:span text:style-name="T1">turn OFF </text:span></text:p>
          <text:p text:style-name="P1"><text:span text:style-name="T1">the l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6" draw:id="id6" draw:layer="layout" svg:width="5cm" svg:height="0.998cm" svg:x="6.003cm" svg:y="15.003cm">
          <text:p text:style-name="P1"><text:span text:style-name="T1">wait 1 se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8.5cm" svg:y1="6cm" svg:x2="8.501cm" svg:y2="7.001cm" draw:start-shape="id2" draw:start-glue-point="6" draw:end-shape="id3" draw:end-glue-point="4" svg:d="M8500 6000l1 1001" svg:viewBox="0 0 2 1002">
          <text:p/>
        </draw:connector>
        <draw:connector draw:style-name="gr3" draw:text-style-name="P3" draw:layer="layout" draw:type="line" svg:x1="8.501cm" svg:y1="9.001cm" svg:x2="8.502cm" svg:y2="10.002cm" draw:start-shape="id3" draw:start-glue-point="6" draw:end-shape="id4" draw:end-glue-point="4" svg:d="M8501 9001l1 1001" svg:viewBox="0 0 2 1002">
          <text:p/>
        </draw:connector>
        <draw:connector draw:style-name="gr3" draw:text-style-name="P3" draw:layer="layout" draw:type="line" svg:x1="8.502cm" svg:y1="11cm" svg:x2="8.503cm" svg:y2="12.003cm" draw:start-shape="id4" draw:start-glue-point="6" draw:end-shape="id5" draw:end-glue-point="4" svg:d="M8502 11000l1 1003" svg:viewBox="0 0 2 1004">
          <text:p/>
        </draw:connector>
        <draw:connector draw:style-name="gr3" draw:text-style-name="P3" draw:layer="layout" draw:type="line" svg:x1="8.503cm" svg:y1="14.003cm" svg:x2="8.503cm" svg:y2="15.003cm" draw:start-shape="id5" draw:start-glue-point="6" draw:end-shape="id6" draw:end-glue-point="4" svg:d="M8503 14003v1000" svg:viewBox="0 0 1 1001">
          <text:p/>
        </draw:connector>
        <draw:connector draw:style-name="gr3" draw:text-style-name="P3" draw:layer="layout" draw:line-skew="0.569cm" svg:x1="11.003cm" svg:y1="15.502cm" svg:x2="11.001cm" svg:y2="8.001cm" draw:start-shape="id6" draw:start-glue-point="7" draw:end-shape="id3" draw:end-glue-point="7" svg:d="M11003 15502h1097v-7501h-1099" svg:viewBox="0 0 1100 7502">
          <text:p/>
        </draw:connector>
        <draw:custom-shape draw:style-name="gr5" draw:text-style-name="P5" draw:layer="layout" svg:width="9.399cm" svg:height="2.8cm" svg:x="5.601cm" svg:y="3.4cm">
          <text:p text:style-name="P4"><text:span text:style-name="T1">setu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" draw:layer="layout" svg:width="9.399cm" svg:height="9.899cm" svg:x="5.601cm" svg:y="6.401cm">
          <text:p text:style-name="P4">loop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riam Mono CLM" svg:font-family="'Miriam Mono CLM'" style:font-pitch="fixed"/>
    <style:font-face style:name="Mitra Mono" svg:font-family="'Mitra Mono'" style:font-pitch="fixed"/>
    <style:font-face style:name="Cousine" svg:font-family="Cousine" style:font-family-generic="modern" style:font-pitch="fixed"/>
    <style:font-face style:name="David CLM" svg:font-family="'David CLM'" style:font-pitch="variable"/>
    <style:font-face style:name="aakar" svg:font-family="aakar" style:font-pitch="variable"/>
    <style:font-face style:name="mry_KacstQurn" svg:font-family="mry_KacstQurn" style:font-pitch="variable"/>
    <style:font-face style:name="msam10" svg:font-family="msam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5-04T16:55:40.610056293</dc:date>
    <meta:editing-duration>PT2M48S</meta:editing-duration>
    <meta:editing-cycles>1</meta:editing-cycles>
    <meta:document-statistic meta:object-count="14"/>
    <meta:generator>LibreOffice/6.1.5.2$Linux_X86_64 LibreOffice_project/10$Build-2</meta:generator>
  </office:meta>
</office:document-meta>
</file>